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f9f6" officeooo:paragraph-rsid="0018f9f6"/>
    </style:style>
    <style:style style:name="P2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3" style:family="paragraph" style:parent-style-name="Standard">
      <style:text-properties fo:color="#000000" style:font-name="Droid Sans Mono" fo:font-size="9pt" fo:font-weight="normal" officeooo:paragraph-rsid="0018f9f6" fo:background-color="#fffffe" style:font-size-asian="15pt" style:font-size-complex="15pt"/>
    </style:style>
    <style:style style:name="P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8f9f6"/>
    </style:style>
    <style:style style:name="P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cf855" officeooo:paragraph-rsid="001cf855"/>
    </style:style>
    <style:style style:name="P6" style:family="paragraph" style:parent-style-name="Standard">
      <style:text-properties fo:font-variant="normal" fo:text-transform="none" fo:color="#505050" style:font-name="arial" fo:font-size="15pt" fo:letter-spacing="normal" fo:font-style="normal" fo:font-weight="normal" officeooo:rsid="0018f9f6" officeooo:paragraph-rsid="0018f9f6" style:font-size-asian="15pt" style:font-size-complex="15pt"/>
    </style:style>
    <style:style style:name="P7" style:family="paragraph" style:parent-style-name="Standard">
      <style:text-properties style:font-name="Droid Sans Fallback" fo:font-size="9pt" officeooo:paragraph-rsid="0018f9f6" style:font-size-asian="9pt" style:font-size-complex="9pt"/>
    </style:style>
    <style:style style:name="P8" style:family="paragraph" style:parent-style-name="Standard">
      <style:text-properties officeooo:paragraph-rsid="001cf855"/>
    </style:style>
    <style:style style:name="P9" style:family="paragraph" style:parent-style-name="Standard">
      <style:text-properties officeooo:paragraph-rsid="0018f9f6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2" style:family="paragraph" style:parent-style-name="Preformatted_20_Text">
      <style:text-properties fo:color="#a9b7c6" style:font-name="DejaVu Sans Mono" fo:font-size="9pt" officeooo:rsid="0018f9f6" officeooo:paragraph-rsid="0018f9f6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5" style:family="paragraph" style:parent-style-name="Preformatted_20_Text">
      <style:text-properties fo:font-variant="normal" fo:text-transform="none" fo:color="#505050" style:font-name="OpenSans" fo:font-size="9pt" fo:letter-spacing="normal" fo:font-style="normal" fo:font-weight="normal" officeooo:rsid="001cf855" officeooo:paragraph-rsid="001cf855"/>
    </style:style>
    <style:style style:name="P1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7" style:family="paragraph" style:parent-style-name="Table_20_Contents">
      <style:text-properties style:font-name="arial" fo:font-size="15pt" officeooo:rsid="0018f9f6" officeooo:paragraph-rsid="0018f9f6" style:font-size-asian="15pt" style:font-size-complex="15pt"/>
    </style:style>
    <style:style style:name="P18" style:family="paragraph" style:parent-style-name="Table_20_Contents">
      <style:text-properties officeooo:rsid="0018f9f6" officeooo:paragraph-rsid="0018f9f6"/>
    </style:style>
    <style:style style:name="P1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style:font-name="DejaVu Sans Mono" fo:font-size="9pt"/>
    </style:style>
    <style:style style:name="P20" style:family="paragraph" style:parent-style-name="Preformatted_20_Text">
      <style:text-properties officeooo:rsid="0018f9f6" officeooo:paragraph-rsid="0018f9f6"/>
    </style:style>
    <style:style style:name="P21" style:family="paragraph" style:parent-style-name="Preformatted_20_Text">
      <style:text-properties officeooo:rsid="002a6a04" officeooo:paragraph-rsid="002a6a04"/>
    </style:style>
    <style:style style:name="P22" style:family="paragraph" style:parent-style-name="Preformatted_20_Text">
      <style:text-properties officeooo:paragraph-rsid="002a6a04"/>
    </style:style>
    <style:style style:name="P23" style:family="paragraph" style:parent-style-name="Preformatted_20_Text">
      <style:text-properties fo:color="#a9b7c6" style:font-name="DejaVu Sans Mono" fo:font-size="9pt" style:font-name-asian="DejaVu Sans Mono1" style:font-size-asian="10pt" style:font-name-complex="Liberation Mono" style:font-size-complex="10pt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26" style:family="paragraph" style:parent-style-name="Table_20_Contents">
      <style:text-properties style:font-name="Liberation Mono" fo:font-size="10pt" style:font-name-asian="DejaVu Sans Mono1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2a6a04" officeooo:paragraph-rsid="002a6a04" style:font-name-asian="DejaVu Sans Mono1" style:font-size-asian="10pt" style:font-name-complex="Liberation Mono" style:font-size-complex="10pt"/>
    </style:style>
    <style:style style:name="P2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8f9f6"/>
    </style:style>
    <style:style style:name="P29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30" style:family="paragraph" style:parent-style-name="Standard">
      <style:text-properties fo:color="#000000" style:font-name="Droid Sans Mono" fo:font-size="9pt" fo:font-weight="normal" fo:background-color="#fffffe" style:font-name-asian="DejaVu Sans Mono1" style:font-size-asian="10pt" style:font-name-complex="Liberation Mono" style:font-size-complex="10pt"/>
    </style:style>
    <style:style style:name="T1" style:family="text">
      <style:text-properties fo:color="#6a8759"/>
    </style:style>
    <style:style style:name="T2" style:family="text">
      <style:text-properties fo:color="#6a8759" style:font-name="DejaVu Sans Mono" fo:font-size="9pt"/>
    </style:style>
    <style:style style:name="T3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4" style:family="text">
      <style:text-properties fo:font-variant="normal" fo:text-transform="none" fo:color="#cc7832" style:font-name="OpenSans" fo:font-size="9pt" fo:letter-spacing="normal" fo:font-style="normal" fo:font-weight="normal"/>
    </style:style>
    <style:style style:name="T5" style:family="text">
      <style:text-properties officeooo:rsid="0018f9f6"/>
    </style:style>
    <style:style style:name="T6" style:family="text">
      <style:text-properties fo:color="#a31515"/>
    </style:style>
    <style:style style:name="T7" style:family="text">
      <style:text-properties fo:color="#0451a5"/>
    </style:style>
    <style:style style:name="T8" style:family="text">
      <style:text-properties fo:color="#09885a"/>
    </style:style>
    <style:style style:name="T9" style:family="text">
      <style:text-properties fo:color="#cc7832"/>
    </style:style>
    <style:style style:name="T10" style:family="text">
      <style:text-properties fo:color="#cc7832" style:font-name="DejaVu Sans Mono" fo:font-size="9pt"/>
    </style:style>
    <style:style style:name="T11" style:family="text">
      <style:text-properties style:font-name="DejaVu Sans Mono" fo:font-size="9pt"/>
    </style:style>
    <style:style style:name="T12" style:family="text">
      <style:text-properties style:font-name="DejaVu Sans Mono" fo:font-size="9pt" fo:font-style="italic"/>
    </style:style>
    <style:style style:name="T13" style:family="text">
      <style:text-properties fo:color="#bbb529"/>
    </style:style>
    <style:style style:name="T14" style:family="text">
      <style:text-properties fo:color="#bbb529" style:font-name="DejaVu Sans Mono" fo:font-size="9pt"/>
    </style:style>
    <style:style style:name="T15" style:family="text">
      <style:text-properties fo:color="#d0d0ff" style:font-name="DejaVu Sans Mono" fo:font-size="9pt"/>
    </style:style>
    <style:style style:name="T16" style:family="text">
      <style:text-properties fo:color="#9876aa"/>
    </style:style>
    <style:style style:name="T17" style:family="text">
      <style:text-properties fo:color="#9876aa" style:font-name="DejaVu Sans Mono" fo:font-size="9pt"/>
    </style:style>
    <style:style style:name="T18" style:family="text">
      <style:text-properties fo:color="#ffc66d" style:font-name="DejaVu Sans Mono" fo:font-size="9pt"/>
    </style:style>
    <style:style style:name="T19" style:family="text">
      <style:text-properties fo:color="#507874"/>
    </style:style>
    <style:style style:name="T20" style:family="text">
      <style:text-properties fo:color="#507874" style:font-name="DejaVu Sans Mono" fo:font-size="9pt"/>
    </style:style>
    <style:style style:name="T21" style:family="text">
      <style:text-properties officeooo:rsid="002a6a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<text:span text:style-name="T5">URL : </text:span><text:a xlink:type="simple" xlink:href="https://ssgsit.serviceurl.in/aaramb/tw-api/save-margin-money-details" text:style-name="Internet_20_link" text:visited-style-name="Visited_20_Internet_20_Link"><text:span text:style-name="T3">https://ssgsit.serviceurl.in/aaramb/tw-api/save-margin-money-details</text:span></text:a></text:p>
      <text:p text:style-name="P4"/>
      <text:p text:style-name="P4"/>
      <text:p text:style-name="P4"/>
      <text:p text:style-name="P5">Key : </text:p>
      <text:p text:style-name="P5"/>
      <text:p text:style-name="P8"><text:span text:style-name="T4">public class </text:span><text:span text:style-name="T3">GoNoGoCustomerApplication </text:span><text:span text:style-name="T4">extends </text:span><text:span text:style-name="T3">AuditEntity {</text:span></text:p>
      <text:p text:style-name="P15">// Added for HDFC TW</text:p>
      <text:p text:style-name="P11"><text:span text:style-name="T13">@JsonProperty</text:span><text:span text:style-name="T9">(</text:span><text:span text:style-name="T1">"oMarginMoneyDetails"</text:span><text:span text:style-name="T9">)</text:span></text:p>
      <text:p text:style-name="P16"><text:span text:style-name="T9">private </text:span>PdcDetails <text:span text:style-name="T16">marginMoneyDetails</text:span><text:span text:style-name="T9">;</text:span></text:p>
      <text:p text:style-name="P19"/>
      <text:p text:style-name="P5">}</text:p>
      <text:p text:style-name="P4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REQUEST JSON</text:p>
          </table:table-cell>
          <table:table-cell table:style-name="Table1.B1" office:value-type="string">
            <text:p text:style-name="P17">RESPONSE JSON</text:p>
          </table:table-cell>
        </table:table-row>
        <table:table-row>
          <table:table-cell table:style-name="Table1.A2" office:value-type="string">
            <text:p text:style-name="P7">{</text:p>
            <text:p text:style-name="P7"><text:tab/>"oHeader":{</text:p>
            <text:p text:style-name="P7"><text:tab/><text:tab/>"sReqType": "application/json",</text:p>
            <text:p text:style-name="P7"><text:tab/><text:tab/>"sAppSource": "WEB 1.04.01",</text:p>
            <text:p text:style-name="P7"><text:tab/><text:tab/>"sSourceID": "GONOGO_HBL",</text:p>
            <text:p text:style-name="P7"><text:tab/><text:tab/>"sCroId": "default",</text:p>
            <text:p text:style-name="P7"><text:tab/><text:tab/>"sDsaId": "A35940",</text:p>
            <text:p text:style-name="P7"><text:tab/><text:tab/>"sInstID": "4010",</text:p>
            <text:p text:style-name="P7"><text:tab/><text:tab/>"sInstName": "HDFC",</text:p>
            <text:p text:style-name="P7"><text:tab/><text:tab/>"sProduct": "TW",</text:p>
            <text:p text:style-name="P7"><text:tab/><text:tab/>"sDealerId": "5768",</text:p>
            <text:p text:style-name="P7"><text:tab/><text:tab/>"sRole": "DSA"</text:p>
            <text:p text:style-name="P7"><text:tab/>},</text:p>
            <text:p text:style-name="P7"><text:tab/>"sRefId":"1982801000253" ,</text:p>
            <text:p text:style-name="P7"><text:tab/>"oPayload":</text:p>
            <text:p text:style-name="P7"><text:tab/>{</text:p>
            <text:p text:style-name="P7"><text:tab/><text:tab/>"dAmount":"9700" ,</text:p>
            <text:p text:style-name="P7"><text:tab/><text:tab/>"sReceiptNumber":"200 gf 45",</text:p>
            <text:p text:style-name="P7"><text:tab/><text:tab/>"dtDate":"2020-01-21"</text:p>
            <text:p text:style-name="P7"><text:tab/>}</text:p>
            <text:p text:style-name="P7">}</text:p>
          </table:table-cell>
          <table:table-cell table:style-name="Table1.B2" office:value-type="string">
            <text:p text:style-name="P3">{</text:p>
            <text:p text:style-name="P2"><text:span text:style-name="T6">"oBody"</text:span>: {</text:p>
            <text:p text:style-name="P2"><text:span text:style-name="T6">"payLoad"</text:span>: {</text:p>
            <text:p text:style-name="P2"><text:span text:style-name="T6">"applicable"</text:span>: <text:span text:style-name="T7">false</text:span>,</text:p>
            <text:p text:style-name="P2"><text:span text:style-name="T6">"status"</text:span>: <text:span text:style-name="T7">"SUCCESS"</text:span>,</text:p>
            <text:p text:style-name="P2"><text:span text:style-name="T6">"sResponseMessage"</text:span>: <text:span text:style-name="T7">"Data Updated Successfully"</text:span>,</text:p>
            <text:p text:style-name="P2"><text:span text:style-name="T6">"bIsApplicable"</text:span>: <text:span text:style-name="T7">false</text:span>,</text:p>
            <text:p text:style-name="P2"><text:span text:style-name="T6">"sFinalApplicationStatus"</text:span>: <text:span text:style-name="T7">null</text:span>,</text:p>
            <text:p text:style-name="P2"><text:span text:style-name="T6">"sCreditStatus"</text:span>: <text:span text:style-name="T7">null</text:span>,</text:p>
            <text:p text:style-name="P2"><text:span text:style-name="T6">"sCurrentStageId"</text:span>: <text:span text:style-name="T7">null</text:span>,</text:p>
            <text:p text:style-name="P2"><text:span text:style-name="T6">"sKgApproveKey"</text:span>: <text:span text:style-name="T7">null</text:span></text:p>
            <text:p text:style-name="P2">}</text:p>
            <text:p text:style-name="P2">},</text:p>
            <text:p text:style-name="P2"><text:span text:style-name="T6">"oStatus"</text:span>: {</text:p>
            <text:p text:style-name="P2"><text:span text:style-name="T6">"iStatus"</text:span>: <text:span text:style-name="T8">200</text:span>,</text:p>
            <text:p text:style-name="P2"><text:span text:style-name="T6">"sStatus"</text:span>: <text:span text:style-name="T7">"OK"</text:span></text:p>
            <text:p text:style-name="P2">}</text:p>
            <text:p text:style-name="P2">}</text:p>
            <text:p text:style-name="P3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REQUEST CLASS</text:p>
          </table:table-cell>
          <table:table-cell table:style-name="Table2.B1" office:value-type="string">
            <text:p text:style-name="P18">RESPONSE CLASS</text:p>
          </table:table-cell>
        </table:table-row>
        <table:table-row>
          <table:table-cell table:style-name="Table2.A2" office:value-type="string">
            <text:p text:style-name="P11"><text:span text:style-name="T9">public class </text:span>GenericRequest&lt;<text:span text:style-name="T19">T</text:span>&gt; {</text:p>
            <text:p text:style-name="P10"><text:s text:c="4"/><text:span text:style-name="T14">@JsonProperty</text:span><text:span text:style-name="T11">(</text:span><text:span text:style-name="T2">"oHeader"</text:span><text:span text:style-name="T11">)</text:span></text:p>
            <text:p text:style-name="P10"><text:s text:c="4"/><text:span text:style-name="T14">@NotNull</text:span><text:span text:style-name="T11">(</text:span><text:span text:style-name="T15">groups </text:span><text:span text:style-name="T11">= {Header.FetchGrp.</text:span><text:span text:style-name="T10">class, </text:span><text:span text:style-name="T11">GenericRequest.FetchGrp.</text:span><text:span text:style-name="T10">class, </text:span><text:span text:style-name="T11">GenericRequest.ApiAlertingGrp.</text:span><text:span text:style-name="T10">class</text:span><text:span text:style-name="T11">})</text:span></text:p>
            <text:p text:style-name="P10"><text:s text:c="4"/><text:span text:style-name="T14">@Valid</text:span></text:p>
            <text:p text:style-name="P10"><text:span text:style-name="T13"><text:s text:c="4"/></text:span><text:span text:style-name="T10">private </text:span><text:span text:style-name="T11">Header </text:span><text:span text:style-name="T17">header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oPayload"</text:span><text:span text:style-name="T11">)</text:span></text:p>
            <text:p text:style-name="P10"><text:s text:c="4"/><text:span text:style-name="T10">private </text:span><text:span text:style-name="T20">T </text:span><text:span text:style-name="T17">Payload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Stub"</text:span><text:span text:style-name="T11">)</text:span></text:p>
            <text:p text:style-name="P10"><text:s text:c="4"/><text:span text:style-name="T10">private </text:span><text:span text:style-name="T11">String </text:span><text:span text:style-name="T17">stubValue </text:span><text:span text:style-name="T11">= </text:span><text:span text:style-name="T2">"-1"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RefId"</text:span><text:span text:style-name="T11">)</text:span></text:p>
            <text:p text:style-name="P10"><text:s text:c="4"/><text:span text:style-name="T14">@NotNull</text:span><text:span text:style-name="T11">(</text:span><text:span text:style-name="T15">groups </text:span><text:span text:style-name="T11">= {GenericRequest.FetchGrp.</text:span><text:span text:style-name="T10">class</text:span><text:span text:style-name="T11">})</text:span></text:p>
            <text:p text:style-name="P10"><text:s text:c="4"/><text:span text:style-name="T10">private </text:span><text:span text:style-name="T11">String </text:span><text:span text:style-name="T17">refId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AckId"</text:span><text:span text:style-name="T11">)</text:span></text:p>
            <text:p text:style-name="P10"><text:soft-page-break/><text:s text:c="4"/><text:span text:style-name="T10">private </text:span><text:span text:style-name="T11">String </text:span><text:span text:style-name="T17">ackId</text:span><text:span text:style-name="T10">;</text:span></text:p>
            <text:p text:style-name="P10"><text:span text:style-name="T9"><text:s text:c="4"/></text:span><text:span text:style-name="T10">public interface </text:span><text:span text:style-name="T11">FetchGrp {</text:span></text:p>
            <text:p text:style-name="P10"><text:s text:c="4"/><text:span text:style-name="T11">}</text:span></text:p>
            <text:p text:style-name="P10"><text:s text:c="4"/><text:span text:style-name="T10">public interface </text:span><text:span text:style-name="T11">ApiAlertingGrp {</text:span></text:p>
            <text:p text:style-name="P10"><text:s text:c="4"/><text:span text:style-name="T11">}</text:span></text:p>
            <text:p text:style-name="P16">}</text:p>
            <text:p text:style-name="P13"/>
          </table:table-cell>
          <table:table-cell table:style-name="Table2.B2" office:value-type="string">
            <text:p text:style-name="P11"><text:span text:style-name="T9">public class </text:span>GenericResponse {</text:p>
            <text:p text:style-name="P10"><text:s text:c="4"/><text:span text:style-name="T14">@JsonProperty</text:span><text:span text:style-name="T11">(</text:span><text:span text:style-name="T2">"status"</text:span><text:span text:style-name="T11">)</text:span></text:p>
            <text:p text:style-name="P10"><text:s text:c="4"/><text:span text:style-name="T10">private </text:span><text:span text:style-name="T11">String </text:span><text:span text:style-name="T17">status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ResponseMessage"</text:span><text:span text:style-name="T11">)</text:span></text:p>
            <text:p text:style-name="P10"><text:s text:c="4"/><text:span text:style-name="T10">private </text:span><text:span text:style-name="T11">String </text:span><text:span text:style-name="T17">responseMessage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bIsApplicable"</text:span><text:span text:style-name="T11">)</text:span></text:p>
            <text:p text:style-name="P10"><text:s text:c="4"/><text:span text:style-name="T10">private boolean </text:span><text:span text:style-name="T17">isApplicable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FinalApplicationStatus"</text:span><text:span text:style-name="T11">)</text:span></text:p>
            <text:p text:style-name="P10"><text:s text:c="4"/><text:span text:style-name="T10">private </text:span><text:span text:style-name="T11">String </text:span><text:span text:style-name="T17">finalApplicationStatus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CreditStatus"</text:span><text:span text:style-name="T11">)</text:span></text:p>
            <text:p text:style-name="P10"><text:s text:c="4"/><text:span text:style-name="T10">private </text:span><text:span text:style-name="T11">String </text:span><text:span text:style-name="T17">creditStatus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CurrentStageId"</text:span><text:span text:style-name="T11">)</text:span></text:p>
            <text:p text:style-name="P10"><text:s text:c="4"/><text:span text:style-name="T10">private </text:span><text:span text:style-name="T11">String </text:span><text:span text:style-name="T17">currentStatgeId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KgApproveKey"</text:span><text:span text:style-name="T11">)</text:span></text:p>
            <text:p text:style-name="P10"><text:s text:c="4"/><text:span text:style-name="T10">private </text:span><text:span text:style-name="T11">String </text:span><text:span text:style-name="T17">kgApproveKey</text:span><text:span text:style-name="T10">;</text:span></text:p>
            <text:p text:style-name="P10"><text:span text:style-name="T9"><text:s text:c="4"/></text:span><text:span text:style-name="T10">public static </text:span><text:span text:style-name="T11">Builder </text:span><text:span text:style-name="T18">getbuilder</text:span><text:span text:style-name="T11">() {</text:span></text:p>
            <text:p text:style-name="P10"><text:soft-page-break/><text:s text:c="8"/><text:span text:style-name="T10">return new </text:span><text:span text:style-name="T11">Builder()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</text:span><text:span text:style-name="T11">String </text:span><text:span text:style-name="T18">getStatus</text:span><text:span text:style-name="T11">() {</text:span></text:p>
            <text:p text:style-name="P10"><text:s text:c="8"/><text:span text:style-name="T10">return </text:span><text:span text:style-name="T17">status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void </text:span><text:span text:style-name="T18">setStatus</text:span><text:span text:style-name="T11">(String status) {</text:span></text:p>
            <text:p text:style-name="P10"><text:s text:c="8"/><text:span text:style-name="T10">this</text:span><text:span text:style-name="T11">.</text:span><text:span text:style-name="T17">status </text:span><text:span text:style-name="T11">= status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</text:span><text:span text:style-name="T11">String </text:span><text:span text:style-name="T18">getResponseMessage</text:span><text:span text:style-name="T11">() {</text:span></text:p>
            <text:p text:style-name="P10"><text:s text:c="8"/><text:span text:style-name="T10">return </text:span><text:span text:style-name="T17">responseMessage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void </text:span><text:span text:style-name="T18">setResponseMessage</text:span><text:span text:style-name="T11">(String responseMessage) {</text:span></text:p>
            <text:p text:style-name="P10"><text:s text:c="8"/><text:span text:style-name="T10">this</text:span><text:span text:style-name="T11">.</text:span><text:span text:style-name="T17">responseMessage </text:span><text:span text:style-name="T11">= responseMessage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boolean </text:span><text:span text:style-name="T18">isApplicable</text:span><text:span text:style-name="T11">() {</text:span></text:p>
            <text:p text:style-name="P10"><text:s text:c="8"/><text:span text:style-name="T10">return </text:span><text:span text:style-name="T17">isApplicable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void </text:span><text:span text:style-name="T18">setApplicable</text:span><text:span text:style-name="T11">(</text:span><text:span text:style-name="T10">boolean </text:span><text:span text:style-name="T11">applicable) {</text:span></text:p>
            <text:p text:style-name="P10"><text:s text:c="8"/><text:span text:style-name="T17">isApplicable </text:span><text:span text:style-name="T11">= applicable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</text:span><text:span text:style-name="T11">String </text:span><text:span text:style-name="T18">getKgApproveKey</text:span><text:span text:style-name="T11">() { </text:span><text:span text:style-name="T10">return </text:span><text:span text:style-name="T17">kgApproveKey</text:span><text:span text:style-name="T10">; </text:span><text:span text:style-name="T11">}</text:span></text:p>
            <text:p text:style-name="P10"><text:s text:c="4"/><text:span text:style-name="T10">public void </text:span><text:span text:style-name="T18">setKgApproveKey</text:span><text:span text:style-name="T11">(String kgApproveKey) { </text:span><text:span text:style-name="T10">this</text:span><text:span text:style-name="T11">.</text:span><text:span text:style-name="T17">kgApproveKey </text:span><text:span text:style-name="T11">= kgApproveKey</text:span><text:span text:style-name="T10">; </text:span><text:span text:style-name="T11">}</text:span></text:p>
            <text:p text:style-name="P10"><text:s text:c="4"/><text:span text:style-name="T14">@Override</text:span></text:p>
            <text:p text:style-name="P10"><text:span text:style-name="T13"><text:s text:c="4"/></text:span><text:span text:style-name="T10">public boolean </text:span><text:span text:style-name="T18">equals</text:span><text:span text:style-name="T11">(Object o) {</text:span></text:p>
            <text:p text:style-name="P10"><text:s text:c="8"/><text:span text:style-name="T10">if </text:span><text:span text:style-name="T11">(</text:span><text:span text:style-name="T10">this </text:span><text:span text:style-name="T11">== o) </text:span><text:span text:style-name="T10">return true;</text:span></text:p>
            <text:p text:style-name="P10"><text:span text:style-name="T9"><text:s text:c="8"/></text:span><text:span text:style-name="T10">if </text:span><text:span text:style-name="T11">(!(o </text:span><text:span text:style-name="T10">instanceof </text:span><text:span text:style-name="T11">GenericResponse)) </text:span><text:span text:style-name="T10">return false;</text:span></text:p>
            <text:p text:style-name="P10"><text:span text:style-name="T9"><text:s text:c="8"/></text:span><text:span text:style-name="T11">GenericResponse that = (GenericResponse) o</text:span><text:span text:style-name="T10">;</text:span></text:p>
            <text:p text:style-name="P10"><text:span text:style-name="T9"><text:s text:c="8"/></text:span><text:span text:style-name="T10">return </text:span><text:span text:style-name="T11">Objects.</text:span><text:span text:style-name="T12">equals</text:span><text:span text:style-name="T11">(</text:span><text:span text:style-name="T17">status</text:span><text:span text:style-name="T10">, </text:span><text:span text:style-name="T11">that.</text:span><text:span text:style-name="T17">status</text:span><text:span text:style-name="T11">)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4">@Override</text:span></text:p>
            <text:p text:style-name="P10"><text:span text:style-name="T13"><text:s text:c="4"/></text:span><text:span text:style-name="T10">public int </text:span><text:span text:style-name="T18">hashCode</text:span><text:span text:style-name="T11">() {</text:span></text:p>
            <text:p text:style-name="P10"><text:s text:c="8"/><text:span text:style-name="T10">return </text:span><text:span text:style-name="T11">Objects.</text:span><text:span text:style-name="T12">hash</text:span><text:span text:style-name="T11">(</text:span><text:span text:style-name="T17">status</text:span><text:span text:style-name="T11">)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4">@Override</text:span></text:p>
            <text:p text:style-name="P10"><text:span text:style-name="T13"><text:s text:c="4"/></text:span><text:span text:style-name="T10">public </text:span><text:span text:style-name="T11">String </text:span><text:span text:style-name="T18">toString</text:span><text:span text:style-name="T11">() {</text:span></text:p>
            <text:p text:style-name="P10"><text:s text:c="8"/><text:span text:style-name="T10">return new </text:span><text:span text:style-name="T11">ToStringBuilder(</text:span><text:span text:style-name="T10">this</text:span><text:span text:style-name="T11">)</text:span></text:p>
            <text:p text:style-name="P10"><text:s text:c="16"/><text:span text:style-name="T11">.append(</text:span><text:span text:style-name="T2">"status"</text:span><text:span text:style-name="T10">, </text:span><text:span text:style-name="T17">status</text:span><text:span text:style-name="T11">)</text:span></text:p>
            <text:p text:style-name="P10"><text:s text:c="16"/><text:span text:style-name="T11">.toString()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</text:span><text:span text:style-name="T11">String </text:span><text:span text:style-name="T18">getCreditStatus</text:span><text:span text:style-name="T11">() {</text:span></text:p>
            <text:p text:style-name="P10"><text:s text:c="8"/><text:span text:style-name="T10">return </text:span><text:span text:style-name="T17">creditStatus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void </text:span><text:span text:style-name="T18">setCreditStatus</text:span><text:span text:style-name="T11">(String creditStatus) {</text:span></text:p>
            <text:p text:style-name="P10"><text:s text:c="8"/><text:span text:style-name="T10">this</text:span><text:span text:style-name="T11">.</text:span><text:span text:style-name="T17">creditStatus </text:span><text:span text:style-name="T11">= creditStatus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</text:span><text:span text:style-name="T11">String </text:span><text:span text:style-name="T18">getFinalApplicationStatus</text:span><text:span text:style-name="T11">() {</text:span></text:p>
            <text:p text:style-name="P10"><text:s text:c="8"/><text:span text:style-name="T10">return </text:span><text:span text:style-name="T17">finalApplicationStatus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void </text:span><text:span text:style-name="T18">setFinalApplicationStatus</text:span><text:span text:style-name="T11">(String finalApplicationStatus) {</text:span></text:p>
            <text:p text:style-name="P10"><text:s text:c="8"/><text:span text:style-name="T10">this</text:span><text:span text:style-name="T11">.</text:span><text:span text:style-name="T17">finalApplicationStatus </text:span><text:span text:style-name="T11">= finalApplicationStatus</text:span><text:span text:style-name="T10">;</text:span></text:p>
            <text:p text:style-name="P10"><text:soft-page-break/><text:span text:style-name="T9"><text:s text:c="4"/></text:span><text:span text:style-name="T11">}</text:span></text:p>
            <text:p text:style-name="P10"><text:s text:c="4"/><text:span text:style-name="T10">public </text:span><text:span text:style-name="T11">String </text:span><text:span text:style-name="T18">getCurrentStatgeId</text:span><text:span text:style-name="T11">() {</text:span></text:p>
            <text:p text:style-name="P10"><text:s text:c="8"/><text:span text:style-name="T10">return </text:span><text:span text:style-name="T17">currentStatgeId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void </text:span><text:span text:style-name="T18">setCurrentStatgeId</text:span><text:span text:style-name="T11">(String currentStatgeId) {</text:span></text:p>
            <text:p text:style-name="P10"><text:s text:c="8"/><text:span text:style-name="T10">this</text:span><text:span text:style-name="T11">.</text:span><text:span text:style-name="T17">currentStatgeId </text:span><text:span text:style-name="T11">= currentStatgeId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static class </text:span><text:span text:style-name="T11">Builder {</text:span></text:p>
            <text:p text:style-name="P10"><text:s text:c="8"/><text:span text:style-name="T11">GenericResponse </text:span><text:span text:style-name="T17">genericResponse </text:span><text:span text:style-name="T11">= </text:span><text:span text:style-name="T10">new </text:span><text:span text:style-name="T11">GenericResponse()</text:span><text:span text:style-name="T10">;</text:span></text:p>
            <text:p text:style-name="P10"><text:span text:style-name="T9"><text:s text:c="8"/></text:span><text:span text:style-name="T10">public </text:span><text:span text:style-name="T11">GenericResponse </text:span><text:span text:style-name="T18">build</text:span><text:span text:style-name="T11">() {</text:span></text:p>
            <text:p text:style-name="P10"><text:s text:c="12"/><text:span text:style-name="T10">return this</text:span><text:span text:style-name="T11">.</text:span><text:span text:style-name="T17">genericResponse</text:span><text:span text:style-name="T10">;</text:span></text:p>
            <text:p text:style-name="P10"><text:span text:style-name="T9"><text:s text:c="8"/></text:span><text:span text:style-name="T11">}</text:span></text:p>
            <text:p text:style-name="P10"><text:s text:c="8"/><text:span text:style-name="T10">public </text:span><text:span text:style-name="T11">Builder </text:span><text:span text:style-name="T18">status</text:span><text:span text:style-name="T11">(String status) {</text:span></text:p>
            <text:p text:style-name="P10"><text:s text:c="12"/><text:span text:style-name="T10">this</text:span><text:span text:style-name="T11">.</text:span><text:span text:style-name="T17">genericResponse</text:span><text:span text:style-name="T11">.</text:span><text:span text:style-name="T17">status </text:span><text:span text:style-name="T11">= status</text:span><text:span text:style-name="T10">;</text:span></text:p>
            <text:p text:style-name="P14"><text:s text:c="12"/><text:span text:style-name="T11">return this;</text:span></text:p>
            <text:p text:style-name="P10"><text:span text:style-name="T9"><text:s text:c="8"/></text:span><text:span text:style-name="T11">}</text:span></text:p>
            <text:p text:style-name="P10"><text:s text:c="4"/><text:span text:style-name="T11">}</text:span></text:p>
            <text:p text:style-name="P16">}</text:p>
            <text:p text:style-name="P13"/>
          </table:table-cell>
        </table:table-row>
      </table:table>
      <text:p text:style-name="P1"/>
      <text:p text:style-name="P1"/>
      <text:p text:style-name="P1"/>
      <text:p text:style-name="P12"><text:span text:style-name="T9">public class </text:span>MarginMoneyDetails {</text:p>
      <text:p text:style-name="P10"><text:s text:c="4"/><text:span text:style-name="T14">@JsonProperty</text:span><text:span text:style-name="T11">(</text:span><text:span text:style-name="T2">"dAmount"</text:span><text:span text:style-name="T11">)</text:span></text:p>
      <text:p text:style-name="P10"><text:s text:c="4"/><text:span text:style-name="T10">private double </text:span><text:span text:style-name="T17">amount</text:span><text:span text:style-name="T10">;</text:span></text:p>
      <text:p text:style-name="P10"><text:span text:style-name="T9"><text:s text:c="4"/></text:span><text:span text:style-name="T14">@JsonProperty</text:span><text:span text:style-name="T11">(</text:span><text:span text:style-name="T2">"sReceiptNumber"</text:span><text:span text:style-name="T11">)</text:span></text:p>
      <text:p text:style-name="P10"><text:s text:c="4"/><text:span text:style-name="T10">private </text:span><text:span text:style-name="T11">String </text:span><text:span text:style-name="T17">receiptNumber</text:span><text:span text:style-name="T10">;</text:span></text:p>
      <text:p text:style-name="P10"><text:span text:style-name="T9"><text:s text:c="4"/></text:span><text:span text:style-name="T14">@JsonProperty</text:span><text:span text:style-name="T11">(</text:span><text:span text:style-name="T2">"dtDate"</text:span><text:span text:style-name="T11">)</text:span></text:p>
      <text:p text:style-name="P10"><text:s text:c="4"/><text:span text:style-name="T10">private </text:span><text:span text:style-name="T11">Date </text:span><text:span text:style-name="T17">date</text:span><text:span text:style-name="T10">;</text:span></text:p>
      <text:p text:style-name="P16">}</text:p>
      <text:p text:style-name="P20"/>
      <text:p text:style-name="P20"/>
      <text:p text:style-name="P21">GET Margin Money Details</text:p>
      <text:p text:style-name="P21"/>
      <text:p text:style-name="P22"><text:span text:style-name="T21">API : </text:span><text:a xlink:type="simple" xlink:href="https://ssgsit.serviceurl.in/aaramb/tw-api/get-margin-money-details" text:style-name="Internet_20_link" text:visited-style-name="Visited_20_Internet_20_Link"><text:span text:style-name="T3">https://ssgsit.serviceurl.in/aaramb/tw-api/get-margin-money-details</text:span></text:a></text:p>
      <text:p text:style-name="P22"><text:span text:style-name="T3"/></text:p>
      <text:p text:style-name="P22"><text:span text:style-name="T3"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7">Request</text:p>
          </table:table-cell>
          <table:table-cell table:style-name="Table3.B1" office:value-type="string">
            <text:p text:style-name="P27">Response</text:p>
          </table:table-cell>
        </table:table-row>
        <table:table-row>
          <table:table-cell table:style-name="Table3.A2" office:value-type="string">
            <text:p text:style-name="P26">{</text:p>
            <text:p text:style-name="P26"><text:tab/>"oHeader":{</text:p>
            <text:p text:style-name="P26"><text:tab/><text:tab/>"sReqType": "application/json",</text:p>
            <text:p text:style-name="P26"><text:tab/><text:tab/>"sAppSource": "WEB 1.04.01",</text:p>
            <text:p text:style-name="P26"><text:tab/><text:tab/>"sSourceID": "GONOGO_HBL",</text:p>
            <text:p text:style-name="P26"><text:tab/><text:tab/>"sCroId": "default",</text:p>
            <text:p text:style-name="P26"><text:tab/><text:tab/>"sDsaId": "A35940",</text:p>
            <text:p text:style-name="P26"><text:tab/><text:tab/>"sInstID": "4010",</text:p>
            <text:p text:style-name="P26"><text:tab/><text:tab/>"sInstName": "HDFC",</text:p>
            <text:p text:style-name="P26"><text:tab/><text:tab/>"sProduct": "TW",</text:p>
            <text:p text:style-name="P26"><text:tab/><text:tab/>"sDealerId": "5768",</text:p>
            <text:p text:style-name="P26"><text:tab/><text:tab/>"sRole": "DSA"</text:p>
            <text:p text:style-name="P26"><text:tab/>},</text:p>
            <text:p text:style-name="P26"><text:tab/>"sRefId":"9501000095"</text:p>
            <text:p text:style-name="P26">}</text:p>
          </table:table-cell>
          <table:table-cell table:style-name="Table3.B2" office:value-type="string">
            <text:p text:style-name="P30">{</text:p>
            <text:p text:style-name="P2"><text:span text:style-name="T6">"oBody"</text:span>: {</text:p>
            <text:p text:style-name="P2"><text:span text:style-name="T6">"payLoad"</text:span>: {</text:p>
            <text:p text:style-name="P2"><text:span text:style-name="T6">"dAmount"</text:span>: <text:span text:style-name="T8">9700.0</text:span>,</text:p>
            <text:p text:style-name="P2"><text:span text:style-name="T6">"sReceiptNumber"</text:span>: <text:span text:style-name="T7">"200 gf 45"</text:span>,</text:p>
            <text:p text:style-name="P2"><text:span text:style-name="T6">"dtDate"</text:span>: <text:span text:style-name="T8">1580169600000</text:span></text:p>
            <text:p text:style-name="P2">}</text:p>
            <text:p text:style-name="P2">},</text:p>
            <text:p text:style-name="P2"><text:span text:style-name="T6">"oStatus"</text:span>: {</text:p>
            <text:p text:style-name="P2"><text:span text:style-name="T6">"iStatus"</text:span>: <text:span text:style-name="T8">200</text:span>,</text:p>
            <text:p text:style-name="P2"><text:span text:style-name="T6">"sStatus"</text:span>: <text:span text:style-name="T7">"OK"</text:span></text:p>
            <text:p text:style-name="P2">}</text:p>
            <text:p text:style-name="P2">}</text:p>
            <text:p text:style-name="P26"/>
          </table:table-cell>
        </table:table-row>
        <text:soft-page-break/>
        <table:table-row>
          <table:table-cell table:style-name="Table3.A2" office:value-type="string">
            <text:p text:style-name="P23"><text:span text:style-name="T9">public class </text:span>GenericRequest&lt;<text:span text:style-name="T19">T</text:span>&gt; {</text:p>
            <text:p text:style-name="P10"><text:s text:c="4"/><text:span text:style-name="T14">@JsonProperty</text:span><text:span text:style-name="T11">(</text:span><text:span text:style-name="T2">"oHeader"</text:span><text:span text:style-name="T11">)</text:span></text:p>
            <text:p text:style-name="P10"><text:s text:c="4"/><text:span text:style-name="T14">@NotNull</text:span><text:span text:style-name="T11">(</text:span><text:span text:style-name="T15">groups </text:span><text:span text:style-name="T11">= {Header.FetchGrp.</text:span><text:span text:style-name="T10">class, </text:span><text:span text:style-name="T11">GenericRequest.FetchGrp.</text:span><text:span text:style-name="T10">class</text:span><text:span text:style-name="T11">})</text:span></text:p>
            <text:p text:style-name="P10"><text:s text:c="4"/><text:span text:style-name="T14">@Valid</text:span></text:p>
            <text:p text:style-name="P10"><text:span text:style-name="T13"><text:s text:c="4"/></text:span><text:span text:style-name="T10">private </text:span><text:span text:style-name="T11">Header </text:span><text:span text:style-name="T17">header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oPayload"</text:span><text:span text:style-name="T11">)</text:span></text:p>
            <text:p text:style-name="P10"><text:s text:c="4"/><text:span text:style-name="T10">private </text:span><text:span text:style-name="T20">T </text:span><text:span text:style-name="T17">Payload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Stub"</text:span><text:span text:style-name="T11">)</text:span></text:p>
            <text:p text:style-name="P10"><text:s text:c="4"/><text:span text:style-name="T10">private </text:span><text:span text:style-name="T11">String </text:span><text:span text:style-name="T17">stubValue </text:span><text:span text:style-name="T11">= </text:span><text:span text:style-name="T2">"-1"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RefId"</text:span><text:span text:style-name="T11">)</text:span></text:p>
            <text:p text:style-name="P10"><text:s text:c="4"/><text:span text:style-name="T14">@NotNull</text:span><text:span text:style-name="T11">(</text:span><text:span text:style-name="T15">groups </text:span><text:span text:style-name="T11">= {GenericRequest.FetchGrp.</text:span><text:span text:style-name="T10">class</text:span><text:span text:style-name="T11">})</text:span></text:p>
            <text:p text:style-name="P10"><text:s text:c="4"/><text:span text:style-name="T10">private </text:span><text:span text:style-name="T11">String </text:span><text:span text:style-name="T17">refId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AckId"</text:span><text:span text:style-name="T11">)</text:span></text:p>
            <text:p text:style-name="P10"><text:s text:c="4"/><text:span text:style-name="T10">private </text:span><text:span text:style-name="T11">String </text:span><text:span text:style-name="T17">ackId</text:span><text:span text:style-name="T10">;</text:span></text:p>
            <text:p text:style-name="P10"><text:span text:style-name="T9"><text:s text:c="4"/></text:span><text:span text:style-name="T10">public interface </text:span><text:span text:style-name="T11">FetchGrp {</text:span></text:p>
            <text:p text:style-name="P10"><text:s text:c="4"/><text:span text:style-name="T11">}</text:span></text:p>
            <text:p text:style-name="P16">}</text:p>
            <text:p text:style-name="P26"/>
          </table:table-cell>
          <table:table-cell table:style-name="Table3.B2" office:value-type="string">
            <text:p text:style-name="P23"><text:span text:style-name="T9">public class </text:span>MarginMoneyDetails {</text:p>
            <text:p text:style-name="P10"><text:s text:c="4"/><text:span text:style-name="T14">@JsonProperty</text:span><text:span text:style-name="T11">(</text:span><text:span text:style-name="T2">"dAmount"</text:span><text:span text:style-name="T11">)</text:span></text:p>
            <text:p text:style-name="P10"><text:s text:c="4"/><text:span text:style-name="T10">private double </text:span><text:span text:style-name="T17">amount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ReceiptNumber"</text:span><text:span text:style-name="T11">)</text:span></text:p>
            <text:p text:style-name="P10"><text:s text:c="4"/><text:span text:style-name="T10">private </text:span><text:span text:style-name="T11">String </text:span><text:span text:style-name="T17">receiptNumber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dtDate"</text:span><text:span text:style-name="T11">)</text:span></text:p>
            <text:p text:style-name="P10"><text:s text:c="4"/><text:span text:style-name="T10">private </text:span><text:span text:style-name="T11">Date </text:span><text:span text:style-name="T17">date</text:span><text:span text:style-name="T10">;</text:span></text:p>
            <text:p text:style-name="P16">}</text:p>
            <text:p text:style-name="P26"/>
          </table:table-cell>
        </table:table-row>
      </table:table>
      <text:p text:style-name="P2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3:26:39.575834573</meta:creation-date>
    <meta:editing-duration>PT20M47S</meta:editing-duration>
    <meta:editing-cycles>8</meta:editing-cycles>
    <meta:generator>LibreOffice/6.0.7.3$Linux_X86_64 LibreOffice_project/00m0$Build-3</meta:generator>
    <dc:date>2020-01-29T15:43:17.785145238</dc:date>
    <meta:document-statistic meta:table-count="3" meta:image-count="0" meta:object-count="0" meta:page-count="4" meta:paragraph-count="218" meta:word-count="506" meta:character-count="5521" meta:non-whitespace-character-count="4529"/>
  </office:meta>
</office:document-meta>
</file>